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>
      <style:paragraph-properties fo:text-align="center" style:justify-single-word="false"/>
      <style:text-properties style:font-name="Arial1" officeooo:rsid="001e17b6" officeooo:paragraph-rsid="001e17b6"/>
    </style:style>
    <style:style style:name="P4" style:family="paragraph" style:parent-style-name="Text_20_body">
      <style:paragraph-properties fo:text-align="justify" style:justify-single-word="false"/>
      <style:text-properties style:font-name="Arial1" officeooo:rsid="001e17b6" officeooo:paragraph-rsid="001e17b6"/>
    </style:style>
    <style:style style:name="P5" style:family="paragraph" style:parent-style-name="Text_20_body">
      <style:paragraph-properties fo:text-align="justify" style:justify-single-word="false"/>
      <style:text-properties style:font-name="Arial1" officeooo:rsid="00213c18" officeooo:paragraph-rsid="00213c18"/>
    </style:style>
    <style:style style:name="T1" style:family="text">
      <style:text-properties officeooo:rsid="001fd3bd"/>
    </style:style>
    <style:style style:name="T2" style:family="text">
      <style:text-properties officeooo:rsid="00231c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O: A ESCALA DA CRIAÇÃO EVIDÊNCIA O PODER DE DEUS – <text:span text:style-name="T1">Prof Guilherme</text:span></text:p>
      <text:p text:style-name="P3"/>
      <text:p text:style-name="P4">Texto Base: </text:p>
      <text:p text:style-name="P4">Isaías 40:26 - “Ergam os olhos para o céu e vejam. Quem criou estas coisas? Foi Aquele que as faz sair como um exército, por número; Ele chama a todas elas por nome. Por causa da sua imensa energia dinâmica e do seu atemorizante poder,</text:p>
      <text:p text:style-name="P4"/>
      <text:p text:style-name="P4">Salmo 19:1 - Os céus declaram a glória de Deus, Eles proclamam o trabalho das suas mãos.</text:p>
      <text:p text:style-name="P4"/>
      <text:p text:style-name="P4">Não falta nem sequer uma delas.</text:p>
      <text:p text:style-name="P4">Os alunos confeccionarão dois modelos do sistema solar (sem incluir o Sol). Um deles sem escala para exibir a beleza e variedade do sistema solar. Outro em escala, para evidenciar a diferença de tamanhos dos planetas e mostrar a variedade da criação. Também farão um fundo preto com TNT para representar o espaço.</text:p>
      <text:p text:style-name="P4">O modelo será em duas dimensões, feito de EVA e pintado com tinta acrílica/tinta de tecido.</text:p>
      <text:p text:style-name="P4">Os alunos deverão pesquisar fatos interessantes sobre o sistema solar e os planetas e organizar uma apresentação coerente e interessante para a feira do saber.</text:p>
      <text:p text:style-name="P4">Os planetas terão de ficar bonitos pois uma das intenções é que os visitantes possam tirar fotos junto deles.</text:p>
      <text:p text:style-name="P4"/>
      <text:p text:style-name="P5">Materiais Necessários: EVA Azul, EVA Laranja, EVA Amarelo, EVA Branco, EVA Cinza, EVA Vermelho, <text:span text:style-name="T2">TNT preto, tintas acrilicas</text:span></text:p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6:38:16.559000000</meta:creation-date>
    <dc:date>2024-09-25T22:21:22.984000000</dc:date>
    <meta:editing-duration>PT15H43M7S</meta:editing-duration>
    <meta:editing-cycles>4</meta:editing-cycles>
    <meta:generator>LibreOffice/7.6.4.1$Windows_X86_64 LibreOffice_project/e19e193f88cd6c0525a17fb7a176ed8e6a3e2aa1</meta:generator>
    <meta:print-date>2024-09-25T07:26:26.053000000</meta:print-date>
    <meta:printed-by>Arquivos PDF</meta:printed-by>
    <meta:document-statistic meta:table-count="0" meta:image-count="0" meta:object-count="0" meta:page-count="1" meta:paragraph-count="10" meta:word-count="213" meta:character-count="1232" meta:non-whitespace-character-count="1027"/>
  </office:meta>
</office:document-meta>
</file>